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438AB3C4DB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draw:fill="solid"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10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draw:auto-grow-height="true" fo:min-height="4cm"/>
    </style:style>
    <style:style style:name="pr2" style:family="presentation" style:parent-style-name="Sunset-outline1">
      <style:graphic-properties fo:min-height="1.75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7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333333" style:font-name="Open Sans Semibold1" fo:font-size="100pt" style:font-size-asian="100pt" style:font-size-complex="100pt"/>
    </style:style>
    <style:style style:name="P2" style:family="paragraph">
      <style:text-properties fo:font-size="50pt" fo:font-style="italic" style:font-size-asian="50pt" style:font-style-asian="italic" style:font-size-complex="5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justify"/>
      <style:text-properties fo:font-weight="bold" style:font-weight-asian="bold" style:font-weight-complex="bold"/>
    </style:style>
    <style:style style:name="P7" style:family="paragraph">
      <style:paragraph-properties fo:text-align="justify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text-properties fo:font-size="20pt"/>
    </style:style>
    <style:style style:name="T1" style:family="text">
      <style:text-properties fo:color="#333333" style:font-name="Open Sans Semibold1" fo:font-size="100pt" style:font-size-asian="100pt" style:font-size-complex="100pt"/>
    </style:style>
    <style:style style:name="T2" style:family="text">
      <style:text-properties fo:font-size="50pt" fo:font-style="italic" style:font-size-asian="50pt" style:font-style-asian="italic" style:font-size-complex="50pt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14.7cm" svg:height="4.112cm" svg:x="7.5cm" svg:y="5.088cm" presentation:class="title" presentation:user-transformed="true">
          <draw:text-box>
            <text:p><text:span text:style-name="T1">NewIt!</text:span></text:p>
          </draw:text-box>
        </draw:frame>
        <draw:frame presentation:style-name="pr2" draw:text-style-name="P2" draw:layer="layout" svg:width="23.8cm" svg:height="2.73cm" svg:x="3.6cm" svg:y="14.47cm" presentation:class="outline" presentation:user-transformed="true">
          <draw:text-box>
            <text:list text:style-name="L2">
              <text:list-header>
                <text:p><text:span text:style-name="T2">I knew it! It was NewIt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custom-shape draw:style-name="gr2" draw:text-style-name="P3" xml:id="id5" draw:id="id5" draw:layer="layout" svg:width="15.1cm" svg:height="7.8cm" svg:x="6.3cm" svg:y="10.3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7cm" presentation:class="title" presentation:user-transformed="true">
          <draw:text-box>
            <text:p>WORKFLOW</text:p>
          </draw:text-box>
        </draw:frame>
        <draw:custom-shape draw:style-name="gr3" draw:text-style-name="P3" draw:layer="layout" svg:width="12.2cm" svg:height="3.256cm" svg:x="7.6cm" svg:y="3.644cm">
          <text:p text:style-name="P3">THE CLOUD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2cm" svg:height="2cm" svg:x="11.7cm" svg:y="11.3cm">
          <text:p text:style-name="P3">NewIt! db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7.4cm" svg:height="1.4cm" svg:x="10.1cm" svg:y="6.3cm">
          <text:p text:style-name="P3">Newspaper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1.8cm" svg:x="14.2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453cm" svg:y1="8.591cm" svg:x2="15.464cm" svg:y2="8.591cm">
          <text:p/>
        </draw:line>
        <draw:line draw:style-name="gr5" draw:text-style-name="P3" draw:layer="layout" svg:x1="14.453cm" svg:y1="8.826cm" svg:x2="15.464cm" svg:y2="8.826cm">
          <text:p/>
        </draw:line>
        <draw:line draw:style-name="gr5" draw:text-style-name="P3" draw:layer="layout" svg:x1="14.453cm" svg:y1="9.061cm" svg:x2="15.464cm" svg:y2="9.061cm">
          <text:p/>
        </draw:line>
        <draw:line draw:style-name="gr5" draw:text-style-name="P3" draw:layer="layout" svg:x1="14.453cm" svg:y1="9.296cm" svg:x2="15.464cm" svg:y2="9.296cm">
          <text:p/>
        </draw:line>
        <draw:line draw:style-name="gr5" draw:text-style-name="P3" draw:layer="layout" svg:x1="14.453cm" svg:y1="9.53cm" svg:x2="15.464cm" svg:y2="9.53cm">
          <text:p/>
        </draw:line>
        <draw:frame draw:style-name="gr6" draw:text-style-name="P5" draw:layer="layout" svg:width="8cm" svg:height="0.999cm" svg:x="16.2cm" svg:y="8.6cm">
          <draw:text-box>
            <text:p text:style-name="P4"><text:span text:style-name="T3">rss_getter.py {Python 2.6}</text:span></text:p>
          </draw:text-box>
        </draw:frame>
        <draw:custom-shape draw:style-name="gr3" draw:text-style-name="P3" xml:id="id3" draw:id="id3" draw:layer="layout" svg:width="4.2cm" svg:height="2cm" svg:x="11.7cm" svg:y="18.6cm">
          <text:p text:style-name="P3">US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1cm" svg:height="2cm" svg:x="11.3cm" svg:y="14.7cm">
          <text:p text:style-name="P3">Graphic interface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6.1cm" svg:height="0.999cm" svg:x="21.5cm" svg:y="12.901cm">
          <draw:text-box>
            <text:p text:style-name="P4"><text:span text:style-name="T3">DJANGO {Python 3.0}</text:span></text:p>
          </draw:text-box>
        </draw:frame>
        <draw:connector draw:style-name="gr7" draw:text-style-name="P3" draw:layer="layout" draw:type="line" svg:x1="13.8cm" svg:y1="7.7cm" svg:x2="13.8cm" svg:y2="11.3cm" draw:start-shape="id1" draw:start-glue-point="2" draw:end-shape="id2" draw:end-glue-point="0" svg:d="M13800 7700v3600" svg:viewBox="0 0 1 3601">
          <text:p/>
        </draw:connector>
        <draw:connector draw:style-name="gr7" draw:text-style-name="P3" draw:layer="layout" draw:type="line" svg:x1="13.8cm" svg:y1="18.6cm" svg:x2="13.85cm" svg:y2="16.7cm" draw:start-shape="id3" draw:start-glue-point="0" draw:end-shape="id4" draw:end-glue-point="2" svg:d="M13800 18600l50-1900" svg:viewBox="0 0 51 1901">
          <text:p/>
        </draw:connector>
        <draw:connector draw:style-name="gr7" draw:text-style-name="P3" draw:layer="layout" draw:type="line" svg:x1="11.3cm" svg:y1="15.7cm" svg:x2="6.3cm" svg:y2="14.2cm" draw:start-shape="id4" draw:start-glue-point="3" draw:end-shape="id5" draw:end-glue-point="3" svg:d="M11300 15700l-5000-1500" svg:viewBox="0 0 5001 1501">
          <text:p/>
        </draw:connector>
        <draw:connector draw:style-name="gr7" draw:text-style-name="P3" draw:layer="layout" draw:type="line" svg:x1="6.3cm" svg:y1="14.2cm" svg:x2="11.7cm" svg:y2="12.3cm" draw:start-shape="id5" draw:start-glue-point="3" draw:end-shape="id2" draw:end-glue-point="3" svg:d="M6300 14200l5400-1900" svg:viewBox="0 0 5401 1901">
          <text:p/>
        </draw:connector>
        <draw:connector draw:style-name="gr7" draw:text-style-name="P3" draw:layer="layout" draw:type="line" svg:x1="15.9cm" svg:y1="12.3cm" svg:x2="21.4cm" svg:y2="14.2cm" draw:start-shape="id2" draw:start-glue-point="1" draw:end-shape="id5" draw:end-glue-point="1" svg:d="M15900 12300l5500 1900" svg:viewBox="0 0 5501 1901">
          <text:p/>
        </draw:connector>
        <draw:connector draw:style-name="gr7" draw:text-style-name="P3" draw:layer="layout" draw:type="line" svg:x1="21.4cm" svg:y1="14.2cm" svg:x2="16.4cm" svg:y2="15.7cm" draw:start-shape="id5" draw:start-glue-point="1" draw:end-shape="id4" draw:end-glue-point="1" svg:d="M21400 14200l-5000 1500" svg:viewBox="0 0 5001 1501">
          <text:p/>
        </draw:connector>
        <draw:connector draw:style-name="gr7" draw:text-style-name="P3" draw:layer="layout" draw:type="line" svg:x1="13.85cm" svg:y1="16.7cm" svg:x2="13.8cm" svg:y2="18.6cm" draw:start-shape="id4" draw:start-glue-point="2" draw:end-shape="id3" draw:end-glue-point="0" svg:d="M13850 16700l-50 1900" svg:viewBox="0 0 51 1901">
          <text:p/>
        </draw:connector>
        <draw:frame draw:style-name="gr6" draw:text-style-name="P7" draw:layer="layout" svg:width="1cm" svg:height="0.999cm" svg:x="12.9cm" svg:y="16.901cm">
          <draw:text-box draw:corner-radius="2.4cm">
            <text:p text:style-name="P6"><text:span text:style-name="T4">q</text:span></text:p>
          </draw:text-box>
        </draw:frame>
        <draw:frame draw:style-name="gr6" draw:text-style-name="P7" draw:layer="layout" svg:width="1cm" svg:height="0.999cm" svg:x="8.6cm" svg:y="15.202cm">
          <draw:text-box draw:corner-radius="2.4cm">
            <text:p text:style-name="P6"><text:span text:style-name="T4">q</text:span></text:p>
          </draw:text-box>
        </draw:frame>
        <draw:frame draw:style-name="gr6" draw:text-style-name="P7" draw:layer="layout" svg:width="1cm" svg:height="0.999cm" svg:x="8.6cm" svg:y="13.203cm">
          <draw:text-box draw:corner-radius="2.4cm">
            <text:p text:style-name="P6"><text:span text:style-name="T4">q</text:span></text:p>
          </draw:text-box>
        </draw:frame>
        <draw:frame draw:style-name="gr6" draw:text-style-name="P7" draw:layer="layout" svg:width="1cm" svg:height="0.999cm" svg:x="17.9cm" svg:y="13.204cm">
          <draw:text-box draw:corner-radius="2.4cm">
            <text:p text:style-name="P6"><text:span text:style-name="T4">r</text:span></text:p>
          </draw:text-box>
        </draw:frame>
        <draw:frame draw:style-name="gr6" draw:text-style-name="P7" draw:layer="layout" svg:width="1cm" svg:height="0.999cm" svg:x="17.9cm" svg:y="15.505cm">
          <draw:text-box draw:corner-radius="2.4cm">
            <text:p text:style-name="P6"><text:span text:style-name="T4">r</text:span></text:p>
          </draw:text-box>
        </draw:frame>
        <draw:frame draw:style-name="gr6" draw:text-style-name="P7" draw:layer="layout" svg:width="1cm" svg:height="0.999cm" svg:x="14cm" svg:y="16.906cm">
          <draw:text-box draw:corner-radius="2.4cm">
            <text:p text:style-name="P6"><text:span text:style-name="T4">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custom-shape draw:style-name="gr8" draw:text-style-name="P3" draw:layer="Format" svg:width="19.4cm" svg:height="5.9cm" svg:x="4.4cm" svg:y="6.2cm">
          <text:p text:style-name="P3">DJANGO</text:p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7cm" presentation:class="title" presentation:user-transformed="true">
          <draw:text-box>
            <text:p>WORKFLOW</text:p>
          </draw:text-box>
        </draw:frame>
        <draw:custom-shape draw:style-name="gr9" draw:text-style-name="P3" draw:layer="layout" svg:width="12cm" svg:height="4cm" svg:x="8.2cm" svg:y="10.8cm">
          <text:p text:style-name="P3">MySQ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5cm" svg:height="3.1cm" svg:x="10.5cm" svg:y="14.1cm">
          <text:p text:style-name="P3">NewIt! db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layer="layout" svg:width="24.599cm" svg:height="3.507cm" svg:x="2cm" svg:y="0.837cm" presentation:class="title" presentation:user-transformed="true">
          <draw:text-box>
            <text:p>DATABASE DESIGN</text:p>
          </draw:text-box>
        </draw:frame>
        <draw:frame draw:style-name="gr10" draw:text-style-name="P3" draw:layer="layout" svg:width="25.903cm" svg:height="17.18cm" svg:x="1.397cm" svg:y="3.6cm" presentation:class="graphic" presentation:user-transformed="true">
          <draw:image xlink:href="Pictures/100000000000055600000438AB3C4D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top="0cm" fo:margin-bottom="0.2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top="0cm" fo:margin-bottom="0.1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Sunset" style:page-layout-name="PM1" draw:style-name="Mdp1"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2.73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Standard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úmero&gt;</text:page-number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6-02-02T20:47:52.303840953</dc:date>
    <meta:editing-duration>PT4H12M51S</meta:editing-duration>
    <meta:editing-cycles>13</meta:editing-cycles>
    <meta:generator>LibreOffice/4.2.8.2$Linux_X86_64 LibreOffice_project/420m0$Build-2</meta:generator>
    <meta:document-statistic meta:object-count="78"/>
  </office:meta>
</office:document-meta>
</file>